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5.789cm" style:rel-column-width="6088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ext_20_body">
      <style:text-properties fo:language="es" fo:country="EC"/>
    </style:style>
    <style:style style:name="P3" style:family="paragraph" style:parent-style-name="Text_20_body">
      <style:text-properties fo:language="es" fo:country="EC" officeooo:rsid="00310a98" officeooo:paragraph-rsid="00310a98"/>
    </style:style>
    <style:style style:name="P4" style:family="paragraph" style:parent-style-name="Text_20_body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es" fo:country="EC" fo:font-style="normal" fo:font-weight="normal" officeooo:rsid="0042463e" officeooo:paragraph-rsid="00437f5a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language="es" fo:country="EC" officeooo:rsid="0042463e" officeooo:paragraph-rsid="0042463e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50a4ae" officeooo:paragraph-rsid="0050a4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1">
      <style:text-properties fo:language="es" fo:country="EC" officeooo:rsid="002f27bf" officeooo:paragraph-rsid="002f27bf"/>
    </style:style>
    <style:style style:name="P16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P17" style:family="paragraph" style:parent-style-name="Text_20_body" style:list-style-name="L1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0a98" officeooo:paragraph-rsid="0057830b"/>
    </style:style>
    <style:style style:name="P19" style:family="paragraph" style:parent-style-name="Text_20_body" style:list-style-name="L1">
      <style:text-properties fo:language="es" fo:country="EC" officeooo:rsid="0031c3ab" officeooo:paragraph-rsid="0031c3ab"/>
    </style:style>
    <style:style style:name="P20" style:family="paragraph" style:parent-style-name="Text_20_body" style:list-style-name="L1">
      <style:text-properties fo:language="es" fo:country="EC" officeooo:rsid="00521720" officeooo:paragraph-rsid="00521720"/>
    </style:style>
    <style:style style:name="P21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2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23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24" style:family="paragraph" style:parent-style-name="Text_20_body" style:list-style-name="L1">
      <style:text-properties fo:language="es" fo:country="EC" officeooo:rsid="003472a9" officeooo:paragraph-rsid="003472a9"/>
    </style:style>
    <style:style style:name="P25" style:family="paragraph" style:parent-style-name="Text_20_body" style:list-style-name="L1">
      <style:text-properties fo:language="es" fo:country="EC" officeooo:rsid="003b4670" officeooo:paragraph-rsid="003b4670"/>
    </style:style>
    <style:style style:name="P26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text-properties fo:language="es" fo:country="EC" fo:font-style="normal" fo:font-weight="normal" officeooo:rsid="00454805" officeooo:paragraph-rsid="004ee760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language="es" fo:country="EC" fo:font-style="normal" fo:font-weight="normal" officeooo:rsid="004f73d0" officeooo:paragraph-rsid="004f73d0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language="es" fo:country="EC" fo:font-style="normal" fo:font-weight="normal" officeooo:rsid="004df6db" officeooo:paragraph-rsid="004df6db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language="es" fo:country="EC" fo:font-style="normal" fo:font-weight="normal" officeooo:rsid="00473664" officeooo:paragraph-rsid="00473664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language="es" fo:country="EC" fo:font-style="normal" fo:font-weight="normal" officeooo:rsid="004c84a9" officeooo:paragraph-rsid="004c84a9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language="es" fo:country="EC" fo:font-style="normal" fo:font-weight="normal" officeooo:rsid="00488e70" officeooo:paragraph-rsid="00488e70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language="es" fo:country="EC" fo:font-style="normal" fo:font-weight="normal" officeooo:rsid="0050a4ae" officeooo:paragraph-rsid="0050a4ae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language="es" fo:country="EC" fo:font-style="normal" fo:font-weight="normal" officeooo:rsid="004beeb1" officeooo:paragraph-rsid="004beeb1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language="es" fo:country="EC" fo:font-style="normal" fo:font-weight="normal" officeooo:rsid="004f73d0" officeooo:paragraph-rsid="004f73d0" fo:background-color="#ffff00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">
      <style:text-properties fo:language="es" fo:country="EC" fo:font-style="normal" fo:font-weight="normal" officeooo:rsid="0050a4ae" officeooo:paragraph-rsid="0050a4ae" fo:background-color="#ffff0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language="es" fo:country="EC"/>
    </style:style>
    <style:style style:name="P40" style:family="paragraph" style:parent-style-name="Text_20_body" style:list-style-name="L1">
      <style:text-properties fo:language="es" fo:country="EC" officeooo:rsid="0057830b" officeooo:paragraph-rsid="0057830b"/>
    </style:style>
    <style:style style:name="T1" style:family="text">
      <style:text-properties officeooo:rsid="003523b9"/>
    </style:style>
    <style:style style:name="T2" style:family="text">
      <style:text-properties officeooo:rsid="003b4670"/>
    </style:style>
    <style:style style:name="T3" style:family="text">
      <style:text-properties officeooo:rsid="003c5408"/>
    </style:style>
    <style:style style:name="T4" style:family="text">
      <style:text-properties officeooo:rsid="00413340"/>
    </style:style>
    <style:style style:name="T5" style:family="text">
      <style:text-properties officeooo:rsid="00437f5a"/>
    </style:style>
    <style:style style:name="T6" style:family="text">
      <style:text-properties officeooo:rsid="00473664"/>
    </style:style>
    <style:style style:name="T7" style:family="text">
      <style:text-properties officeooo:rsid="004c84a9"/>
    </style:style>
    <style:style style:name="T8" style:family="text">
      <style:text-properties officeooo:rsid="004df6db"/>
    </style:style>
    <style:style style:name="T9" style:family="text">
      <style:text-properties officeooo:rsid="004ee760"/>
    </style:style>
    <style:style style:name="T10" style:family="text">
      <style:text-properties officeooo:rsid="0050a4ae"/>
    </style:style>
    <style:style style:name="T11" style:family="text">
      <style:text-properties officeooo:rsid="0055d1b4"/>
    </style:style>
    <style:style style:name="T12" style:family="text">
      <style:text-properties officeooo:rsid="0057830b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6">Parte I. Fundamentos de Python</text:p>
      <text:list xml:id="list952027982" text:style-name="L1">
        <text:list-item>
          <text:p text:style-name="P15">Introducción.</text:p>
          <text:list>
            <text:list-item>
              <text:p text:style-name="P15">Material y recursos importantes</text:p>
            </text:list-item>
            <text:list-item>
              <text:p text:style-name="P15">¿Qué es y por qué usar Python?</text:p>
              <text:list>
                <text:list-item>
                  <text:p text:style-name="P16">Algunos ejemplos interesantes</text:p>
                </text:list-item>
              </text:list>
            </text:list-item>
            <text:list-item>
              <text:p text:style-name="P17">El Zen de Python</text:p>
            </text:list-item>
            <text:list-item>
              <text:p text:style-name="P19">Instalación, IDE <text:span text:style-name="T1">y Jupyter Notebooks</text:span></text:p>
            </text:list-item>
            <text:list-item>
              <text:p text:style-name="P20">Ejemplo Jupyter</text:p>
            </text:list-item>
          </text:list>
        </text:list-item>
        <text:list-item>
          <text:p text:style-name="P17"><text:span text:style-name="T11">Sintaxis, v</text:span>ariables y operadores</text:p>
          <text:list>
            <text:list-item>
              <text:p text:style-name="P40">Funciones básicas y sintaxis</text:p>
            </text:list-item>
            <text:list-item>
              <text:p text:style-name="P21">Introducción a datos</text:p>
              <text:list>
                <text:list-item>
                  <text:p text:style-name="P22">Resource allocation</text:p>
                </text:list-item>
                <text:list-item>
                  <text:p text:style-name="P23">Memory reference</text:p>
                </text:list-item>
              </text:list>
            </text:list-item>
            <text:list-item>
              <text:p text:style-name="P24">Clases <text:span text:style-name="T12">(tipos)</text:span> de variables</text:p>
            </text:list-item>
            <text:list-item>
              <text:p text:style-name="P24">Estructuras de datos y datos anidados</text:p>
            </text:list-item>
            <text:list-item>
              <text:p text:style-name="P17">Operadores aritméticos y lógicos</text:p>
            </text:list-item>
          </text:list>
        </text:list-item>
        <text:list-item>
          <text:p text:style-name="P19">Funciones, <text:span text:style-name="T2">clases y objetos</text:span></text:p>
          <text:list>
            <text:list-item>
              <text:p text:style-name="P25">Funciones</text:p>
            </text:list-item>
            <text:list-item>
              <text:p text:style-name="P25">Objetos: <text:span text:style-name="T9">clases, </text:span><text:span text:style-name="T3">atributos </text:span><text:span text:style-name="T9">y</text:span><text:span text:style-name="T3"> </text:span>métodos</text:p>
            </text:list-item>
          </text:list>
        </text:list-item>
        <text:list-item>
          <text:p text:style-name="P26">Loops y <text:span text:style-name="T1">i</text:span>f statements</text:p>
          <text:list>
            <text:list-item>
              <text:p text:style-name="P27">for y while loops</text:p>
            </text:list-item>
            <text:list-item>
              <text:p text:style-name="P28">if, <text:span text:style-name="T4">elif, else</text:span></text:p>
            </text:list-item>
          </text:list>
        </text:list-item>
        <text:list-item>
          <text:p text:style-name="P29">El ecosistema Python</text:p>
          <text:list>
            <text:list-item>
              <text:p text:style-name="P29">Instalación <text:span text:style-name="T6">y uso </text:span>de librerías</text:p>
            </text:list-item>
            <text:list-item>
              <text:p text:style-name="P30">Recursos importantes</text:p>
            </text:list-item>
          </text:list>
        </text:list-item>
      </text:list>
      <text:p text:style-name="P5"/>
      <text:p text:style-name="P5">Parte I<text:span text:style-name="T5">I</text:span>. <text:span text:style-name="T9">Datos</text:span></text:p>
      <text:list xml:id="list90314478231107" text:continue-numbering="true" text:style-name="L1">
        <text:list-item>
          <text:p text:style-name="P31">Pandas</text:p>
          <text:list>
            <text:list-item>
              <text:p text:style-name="P32">Objetos de pandas: Series y DataFrames</text:p>
            </text:list-item>
            <text:list-item>
              <text:p text:style-name="P30"><text:soft-page-break/>Carga y almacenamiento de datos</text:p>
            </text:list-item>
            <text:list-item>
              <text:p text:style-name="P32">Slicing <text:span text:style-name="T7">(loc, iloc, sample, head, tail)</text:span></text:p>
            </text:list-item>
            <text:list-item>
              <text:p text:style-name="P33">Transformaciones (pivoting, <text:span text:style-name="T8">duplicados, valores perdidos</text:span>)</text:p>
            </text:list-item>
            <text:list-item>
              <text:p text:style-name="P34"><text:span text:style-name="T10">Apply &amp;</text:span> <text:span text:style-name="T10">Map</text:span>.</text:p>
            </text:list-item>
            <text:list-item>
              <text:p text:style-name="P35">Datos agrupados (groupby, transform, aggregate).</text:p>
            </text:list-item>
            <text:list-item>
              <text:p text:style-name="P35">Gráficos</text:p>
            </text:list-item>
          </text:list>
        </text:list-item>
        <text:list-item>
          <text:p text:style-name="P37">GeoPandas</text:p>
          <text:list>
            <text:list-item>
              <text:p text:style-name="P30">Puntos, líneas, polígonos. (shapefiles)</text:p>
            </text:list-item>
            <text:list-item>
              <text:p text:style-name="P30">Raster<text:span text:style-name="T10">s</text:span></text:p>
            </text:list-item>
            <text:list-item>
              <text:p text:style-name="P35">Gráficos</text:p>
            </text:list-item>
          </text:list>
        </text:list-item>
        <text:list-item>
          <text:p text:style-name="P36">Web Scraping</text:p>
          <text:list>
            <text:list-item>
              <text:p text:style-name="P36"><text:span text:style-name="T7">P</text:span>andas</text:p>
            </text:list-item>
            <text:list-item>
              <text:p text:style-name="P36">Beautiful Soup</text:p>
            </text:list-item>
            <text:list-item>
              <text:p text:style-name="P30">APIs</text:p>
            </text:list-item>
          </text:list>
        </text:list-item>
        <text:list-item>
          <text:p text:style-name="P33">Fuzzy Search</text:p>
        </text:list-item>
        <text:list-item>
          <text:p text:style-name="P38">Python simbólico</text:p>
        </text:list-item>
      </text:list>
      <text:p text:style-name="P4"/>
      <text:p text:style-name="P2"/>
      <text:p text:style-name="P2"/>
      <text:p text:style-name="P3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B1" office:value-type="string">
            <text:p text:style-name="P14">Tema</text:p>
          </table:table-cell>
        </table:table-row>
        <table:table-row table:style-name="Table1.1"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2" office:value-type="float" office:value="2">
            <text:p text:style-name="P7">2</text:p>
          </table:table-cell>
          <table:table-cell table:style-name="Table1.B3" office:value-type="string">
            <text:p text:style-name="P10"/>
          </table:table-cell>
        </table:table-row>
        <table:table-row table:style-name="Table1.1">
          <table:table-cell table:style-name="Table1.A2" office:value-type="float" office:value="3">
            <text:p text:style-name="P7">3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4">
            <text:p text:style-name="P7">4</text:p>
          </table:table-cell>
          <table:table-cell table:style-name="Table1.B5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5">
            <text:p text:style-name="P7">5</text:p>
          </table:table-cell>
          <table:table-cell table:style-name="Table1.B6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6">
            <text:p text:style-name="P7">6</text:p>
          </table:table-cell>
          <table:table-cell table:style-name="Table1.B7" office:value-type="string">
            <text:p text:style-name="P13"/>
          </table:table-cell>
        </table:table-row>
        <table:table-row table:style-name="Table1.1">
          <table:table-cell table:style-name="Table1.A2" office:value-type="float" office:value="7">
            <text:p text:style-name="P7">7</text:p>
          </table:table-cell>
          <table:table-cell table:style-name="Table1.B8" office:value-type="string">
            <text:p text:style-name="P12"/>
          </table:table-cell>
        </table:table-row>
        <table:table-row table:style-name="Table1.1">
          <table:table-cell table:style-name="Table1.A2" office:value-type="float" office:value="8">
            <text:p text:style-name="P7">8</text:p>
          </table:table-cell>
          <table:table-cell table:style-name="Table1.B9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9">
            <text:p text:style-name="P7">9</text:p>
          </table:table-cell>
          <table:table-cell table:style-name="Table1.B10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0">
            <text:p text:style-name="P7">10</text:p>
          </table:table-cell>
          <table:table-cell table:style-name="Table1.B11" office:value-type="string">
            <text:p text:style-name="P8"/>
          </table:table-cell>
        </table:table-row>
        <text:soft-page-break/>
        <table:table-row table:style-name="Table1.1">
          <table:table-cell table:style-name="Table1.A2" office:value-type="float" office:value="11">
            <text:p text:style-name="P7">11</text:p>
          </table:table-cell>
          <table:table-cell table:style-name="Table1.B12" office:value-type="string">
            <text:p text:style-name="P8"/>
          </table:table-cell>
        </table:table-row>
        <table:table-row table:style-name="Table1.1">
          <table:table-cell table:style-name="Table1.A2" office:value-type="float" office:value="12">
            <text:p text:style-name="P7">12</text:p>
          </table:table-cell>
          <table:table-cell table:style-name="Table1.B13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7T09:03:13.374127420</dc:date>
    <dc:creator>Alejandro Acosta</dc:creator>
    <meta:editing-duration>P1DT2H4M12S</meta:editing-duration>
    <meta:editing-cycles>22</meta:editing-cycles>
    <meta:generator>LibreOffice/7.2.0.4$Linux_X86_64 LibreOffice_project/20$Build-4</meta:generator>
    <meta:document-statistic meta:table-count="1" meta:image-count="0" meta:object-count="0" meta:page-count="3" meta:paragraph-count="58" meta:word-count="199" meta:character-count="1123" meta:non-whitespace-character-count="1024"/>
  </office:meta>
</office:document-meta>
</file>